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F" svg:font-family="" style:font-family-generic="system" style:font-pitch="variable"/>
    <style:font-face style:name="Garamond" svg:font-family="Garamond" style:font-family-generic="roman" style:font-pitch="variable"/>
    <style:font-face style:name="Garamond1" svg:font-family="Garamond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font-size="15pt" style:font-size-asian="15pt" style:font-size-complex="15pt"/>
    </style:style>
    <style:style style:name="P2" style:family="paragraph" style:parent-style-name="Standard">
      <style:paragraph-properties fo:text-align="center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T1" style:family="text">
      <style:text-properties fo:font-size="15pt" fo:font-weight="bold" style:font-size-asian="15pt" style:font-weight-asian="bold" style:font-size-complex="15pt" style:font-weight-complex="bold"/>
    </style:style>
    <style:style style:name="T2" style:family="text">
      <style:text-properties fo:font-size="15pt" fo:font-weight="bold" officeooo:rsid="00130804" style:font-size-asian="15pt" style:font-weight-asian="bold" style:font-size-complex="15pt" style:font-weight-complex="bold"/>
    </style:style>
    <style:style style:name="T3" style:family="text"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size="15pt" officeooo:rsid="00130804" style:font-size-asian="15pt" style:font-size-complex="15pt"/>
    </style:style>
    <style:style style:name="T6" style:family="text">
      <style:text-properties fo:font-size="15pt" fo:font-style="italic" style:font-size-asian="15pt" style:font-style-asian="italic" style:font-size-complex="15pt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4">Name:</text:span><text:span text:style-name="T5">Muhammad Awais</text:span></text:p>
      <text:p text:style-name="P2"><text:span text:style-name="T4">CMS ID: 023-23-03</text:span><text:span text:style-name="T5">28</text:span></text:p>
      <text:p text:style-name="P2"><text:span text:style-name="T4">Assignment 2</text:span></text:p>
      <text:p text:style-name="Standard"><text:span text:style-name="T3"/></text:p>
      <text:p text:style-name="P1"/>
      <text:p text:style-name="P1"/>
      <text:p text:style-name="P1"/>
      <text:p text:style-name="Standard"><text:span text:style-name="T4">class Node&lt;T&gt; {</text:span></text:p>
      <text:p text:style-name="Standard"><text:span text:style-name="T4">    T data;          </text:span></text:p>
      <text:p text:style-name="Standard"><text:span text:style-name="T4">    Node&lt;T&gt; next;    </text:span></text:p>
      <text:p text:style-name="P1"/>
      <text:p text:style-name="Standard"><text:span text:style-name="T4">   </text:span></text:p>
      <text:p text:style-name="Standard"><text:span text:style-name="T4">    public </text:span><text:span text:style-name="T6">Node</text:span><text:span text:style-name="T4">(T data) {</text:span></text:p>
      <text:p text:style-name="Standard"><text:span text:style-name="T4">        this.data = data;</text:span></text:p>
      <text:p text:style-name="Standard"><text:span text:style-name="T4">        this.next = null;</text:span></text:p>
      <text:p text:style-name="Standard"><text:span text:style-name="T4">    }</text:span></text:p>
      <text:p text:style-name="Standard"><text:span text:style-name="T4">}</text:span></text:p>
      <text:p text:style-name="P1"/>
      <text:p text:style-name="Standard"><text:span text:style-name="T4">class LinkedList&lt;T&gt; {</text:span></text:p>
      <text:p text:style-name="Standard"><text:span text:style-name="T4">    private Node&lt;T&gt; head;  </text:span></text:p>
      <text:p text:style-name="P1"/>
      <text:p text:style-name="Standard"><text:span text:style-name="T4">    </text:span></text:p>
      <text:p text:style-name="Standard"><text:span text:style-name="T4">    public </text:span><text:span text:style-name="T6">LinkedList</text:span><text:span text:style-name="T4">() {</text:span></text:p>
      <text:p text:style-name="Standard"><text:span text:style-name="T4">        this.head = null;</text:span></text:p>
      <text:p text:style-name="Standard"><text:soft-page-break/><text:span text:style-name="T4">    }</text:span></text:p>
      <text:p text:style-name="P1"/>
      <text:p text:style-name="Standard"><text:span text:style-name="T4">   </text:span></text:p>
      <text:p text:style-name="Standard"><text:span text:style-name="T4">    public void </text:span><text:span text:style-name="T6">insertAtEnd</text:span><text:span text:style-name="T4">(T data) {</text:span></text:p>
      <text:p text:style-name="Standard"><text:span text:style-name="T4">        Node&lt;T&gt; newNode = new Node&lt;&gt;(data);</text:span></text:p>
      <text:p text:style-name="P1"/>
      <text:p text:style-name="Standard"><text:span text:style-name="T4">        if (head == null) {</text:span></text:p>
      <text:p text:style-name="Standard"><text:span text:style-name="T4">            head = newNode;  </text:span></text:p>
      <text:p text:style-name="Standard"><text:span text:style-name="T4">        } else {</text:span></text:p>
      <text:p text:style-name="Standard"><text:span text:style-name="T4">            Node&lt;T&gt; last = head;</text:span></text:p>
      <text:p text:style-name="Standard"><text:span text:style-name="T4">            while (last.next != null) {</text:span></text:p>
      <text:p text:style-name="Standard"><text:span text:style-name="T4">                last = last.next;</text:span></text:p>
      <text:p text:style-name="Standard"><text:span text:style-name="T4">            }</text:span></text:p>
      <text:p text:style-name="Standard"><text:span text:style-name="T4">            last.next = newNode; </text:span></text:p>
      <text:p text:style-name="Standard"><text:span text:style-name="T4">        }</text:span></text:p>
      <text:p text:style-name="Standard"><text:span text:style-name="T4">    }</text:span></text:p>
      <text:p text:style-name="P1"/>
      <text:p text:style-name="Standard"><text:span text:style-name="T4">   </text:span></text:p>
      <text:p text:style-name="Standard"><text:span text:style-name="T4">    public void </text:span><text:span text:style-name="T6">insertAtBeginning</text:span><text:span text:style-name="T4">(T data) {</text:span></text:p>
      <text:p text:style-name="Standard"><text:span text:style-name="T4">        Node&lt;T&gt; newNode = new Node&lt;&gt;(data);</text:span></text:p>
      <text:p text:style-name="Standard"><text:span text:style-name="T4">        newNode.next = head;  </text:span></text:p>
      <text:p text:style-name="Standard"><text:span text:style-name="T4">        head = newNode;       </text:span></text:p>
      <text:p text:style-name="Standard"><text:span text:style-name="T4">    }</text:span></text:p>
      <text:p text:style-name="P1"/>
      <text:p text:style-name="Standard"><text:soft-page-break/><text:span text:style-name="T4">    </text:span></text:p>
      <text:p text:style-name="Standard"><text:span text:style-name="T4">    public void </text:span><text:span text:style-name="T6">deleteNode</text:span><text:span text:style-name="T4">(T key) {</text:span></text:p>
      <text:p text:style-name="Standard"><text:span text:style-name="T4">        Node&lt;T&gt; current = head;</text:span></text:p>
      <text:p text:style-name="Standard"><text:span text:style-name="T4">        Node&lt;T&gt; previous = null;</text:span></text:p>
      <text:p text:style-name="P1"/>
      <text:p text:style-name="Standard"><text:span text:style-name="T4">       </text:span></text:p>
      <text:p text:style-name="Standard"><text:span text:style-name="T4">        if (current != null &amp;&amp; current.data.</text:span><text:span text:style-name="T6">equals</text:span><text:span text:style-name="T4">(key)) {</text:span></text:p>
      <text:p text:style-name="Standard"><text:span text:style-name="T4">            head = current.next; </text:span></text:p>
      <text:p text:style-name="Standard"><text:span text:style-name="T4">            return;</text:span></text:p>
      <text:p text:style-name="Standard"><text:span text:style-name="T4">        }</text:span></text:p>
      <text:p text:style-name="P1"/>
      <text:p text:style-name="Standard"><text:span text:style-name="T4">        </text:span></text:p>
      <text:p text:style-name="Standard"><text:span text:style-name="T4">        while (current != null &amp;&amp; !current.data.</text:span><text:span text:style-name="T6">equals</text:span><text:span text:style-name="T4">(key)) {</text:span></text:p>
      <text:p text:style-name="Standard"><text:span text:style-name="T4">            previous = current;</text:span></text:p>
      <text:p text:style-name="Standard"><text:span text:style-name="T4">            current = current.next;</text:span></text:p>
      <text:p text:style-name="Standard"><text:span text:style-name="T4">        }</text:span></text:p>
      <text:p text:style-name="P1"/>
      <text:p text:style-name="Standard"><text:span text:style-name="T4">       </text:span></text:p>
      <text:p text:style-name="Standard"><text:span text:style-name="T4">        if (current == null) {</text:span></text:p>
      <text:p text:style-name="Standard"><text:span text:style-name="T4">            System.out.</text:span><text:span text:style-name="T6">println</text:span><text:span text:style-name="T4">("Key " + key + " not found.");</text:span></text:p>
      <text:p text:style-name="Standard"><text:span text:style-name="T4">            return;</text:span></text:p>
      <text:p text:style-name="Standard"><text:span text:style-name="T4">        }</text:span></text:p>
      <text:p text:style-name="P1"/>
      <text:p text:style-name="Standard"><text:span text:style-name="T4">    </text:span></text:p>
      <text:p text:style-name="Standard"><text:soft-page-break/><text:span text:style-name="T4">        previous.next = current.next;</text:span></text:p>
      <text:p text:style-name="Standard"><text:span text:style-name="T4">    }</text:span></text:p>
      <text:p text:style-name="P1"/>
      <text:p text:style-name="Standard"><text:span text:style-name="T4">   </text:span></text:p>
      <text:p text:style-name="Standard"><text:span text:style-name="T4">    public void </text:span><text:span text:style-name="T6">display</text:span><text:span text:style-name="T4">() {</text:span></text:p>
      <text:p text:style-name="Standard"><text:span text:style-name="T4">        Node&lt;T&gt; current = head;</text:span></text:p>
      <text:p text:style-name="P1"/>
      <text:p text:style-name="Standard"><text:span text:style-name="T4">        if (current == null) {</text:span></text:p>
      <text:p text:style-name="Standard"><text:span text:style-name="T4">            System.out.</text:span><text:span text:style-name="T6">println</text:span><text:span text:style-name="T4">("The list is empty.");</text:span></text:p>
      <text:p text:style-name="Standard"><text:span text:style-name="T4">            return;</text:span></text:p>
      <text:p text:style-name="Standard"><text:span text:style-name="T4">        }</text:span></text:p>
      <text:p text:style-name="P1"/>
      <text:p text:style-name="Standard"><text:span text:style-name="T4">       </text:span></text:p>
      <text:p text:style-name="Standard"><text:span text:style-name="T4">        while (current != null) {</text:span></text:p>
      <text:p text:style-name="Standard"><text:span text:style-name="T4">            System.out.</text:span><text:span text:style-name="T6">print</text:span><text:span text:style-name="T4">(current.data + " , ");</text:span></text:p>
      <text:p text:style-name="Standard"><text:span text:style-name="T4">            current = current.next;</text:span></text:p>
      <text:p text:style-name="Standard"><text:span text:style-name="T4">        }</text:span></text:p>
      <text:p text:style-name="Standard"><text:span text:style-name="T4">        System.out.</text:span><text:span text:style-name="T6">println</text:span><text:span text:style-name="T4">("null");</text:span></text:p>
      <text:p text:style-name="Standard"><text:span text:style-name="T4">    }</text:span></text:p>
      <text:p text:style-name="P1"/>
      <text:p text:style-name="Standard"><text:span text:style-name="T4">    </text:span></text:p>
      <text:p text:style-name="Standard"><text:span text:style-name="T4">  </text:span></text:p>
      <text:p text:style-name="Standard"><text:span text:style-name="T4">}</text:span></text:p>
      <text:p text:style-name="P1"/>
      <text:p text:style-name="Standard"><text:soft-page-break/><text:span text:style-name="T4">public class Main {</text:span></text:p>
      <text:p text:style-name="Standard"><text:span text:style-name="T4">    public static void </text:span><text:span text:style-name="T6">main</text:span><text:span text:style-name="T4">(String[] args) {</text:span></text:p>
      <text:p text:style-name="Standard"><text:span text:style-name="T4">       </text:span></text:p>
      <text:p text:style-name="Standard"><text:span text:style-name="T4">        LinkedList&lt;Integer&gt; intList = new LinkedList&lt;&gt;();</text:span></text:p>
      <text:p text:style-name="Standard"><text:span text:style-name="T4">        intList.</text:span><text:span text:style-name="T6">insertAtEnd</text:span><text:span text:style-name="T4">(10);</text:span></text:p>
      <text:p text:style-name="Standard"><text:span text:style-name="T4">        intList.</text:span><text:span text:style-name="T6">insertAtEnd</text:span><text:span text:style-name="T4">(20);</text:span></text:p>
      <text:p text:style-name="Standard"><text:span text:style-name="T4">        intList.</text:span><text:span text:style-name="T6">insertAtBeginning</text:span><text:span text:style-name="T4">(5);</text:span></text:p>
      <text:p text:style-name="Standard"><text:span text:style-name="T4">        intList.</text:span><text:span text:style-name="T6">display</text:span><text:span text:style-name="T4">();  </text:span></text:p>
      <text:p text:style-name="P1"/>
      <text:p text:style-name="Standard"><text:span text:style-name="T4">       </text:span></text:p>
      <text:p text:style-name="Standard"><text:span text:style-name="T4">        intList.</text:span><text:span text:style-name="T6">deleteNode</text:span><text:span text:style-name="T4">(10);</text:span></text:p>
      <text:p text:style-name="Standard"><text:span text:style-name="T4">        intList.</text:span><text:span text:style-name="T6">display</text:span><text:span text:style-name="T4">();  </text:span></text:p>
      <text:p text:style-name="P1"/>
      <text:p text:style-name="Standard"><text:span text:style-name="T4">      </text:span></text:p>
      <text:p text:style-name="Standard"><text:span text:style-name="T4">  </text:span></text:p>
      <text:p text:style-name="P1"/>
      <text:p text:style-name="Standard"><text:span text:style-name="T4">     </text:span></text:p>
      <text:p text:style-name="Standard"><text:span text:style-name="T4">        LinkedList&lt;String&gt; stringList = new LinkedList&lt;&gt;();</text:span></text:p>
      <text:p text:style-name="Standard"><text:span text:style-name="T4">        stringList.</text:span><text:span text:style-name="T6">insertAtEnd</text:span><text:span text:style-name="T4">("Feroze");</text:span></text:p>
      <text:p text:style-name="Standard"><text:span text:style-name="T4">        stringList.</text:span><text:span text:style-name="T6">insertAtEnd</text:span><text:span text:style-name="T4">("Zeeshan");</text:span></text:p>
      <text:p text:style-name="Standard"><text:span text:style-name="T4">        stringList.</text:span><text:span text:style-name="T6">insertAtBeginning</text:span><text:span text:style-name="T4">("Suhail");</text:span></text:p>
      <text:p text:style-name="Standard"><text:span text:style-name="T4">        stringList.</text:span><text:span text:style-name="T6">display</text:span><text:span text:style-name="T4">();  </text:span></text:p>
      <text:p text:style-name="P1"/>
      <text:p text:style-name="Standard"><text:span text:style-name="T4">       </text:span></text:p>
      <text:p text:style-name="Standard"><text:soft-page-break/><text:span text:style-name="T4">        stringList.</text:span><text:span text:style-name="T6">deleteNode</text:span><text:span text:style-name="T4">("Feroze");</text:span></text:p>
      <text:p text:style-name="Standard"><text:span text:style-name="T4">        stringList.</text:span><text:span text:style-name="T6">display</text:span><text:span text:style-name="T4">();  </text:span></text:p>
      <text:p text:style-name="P1"/>
      <text:p text:style-name="Standard"><text:span text:style-name="T4">        </text:span></text:p>
      <text:p text:style-name="Standard"><text:span text:style-name="T4">      </text:span></text:p>
      <text:p text:style-name="Standard"><text:span text:style-name="T4">    }</text:span></text:p>
      <text:p text:style-name="Standard"><text:span text:style-name="T4">}</text:span></text:p>
      <text:p text:style-name="P1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F" svg:font-family="" style:font-family-generic="system" style:font-pitch="variable"/>
    <style:font-face style:name="Garamond" svg:font-family="Garamond" style:font-family-generic="roman" style:font-pitch="variable"/>
    <style:font-face style:name="Garamond1" svg:font-family="Garamond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Garamond" fo:font-size="11pt" fo:language="en" fo:country="US" style:letter-kerning="false" style:font-name-asian="Garamond1" style:font-size-asian="11pt" style:language-asian="en" style:country-asian="US" style:font-name-complex="Times New Roman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Garamond" fo:font-size="11pt" fo:language="en" fo:country="US" style:letter-kerning="false" style:font-name-asian="Garamond1" style:font-size-asian="11pt" style:language-asian="en" style:country-asian="US" style:font-name-complex="Times New Roman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WWNum50" style:class="text">
      <style:paragraph-properties fo:margin-top="0.25in" fo:margin-bottom="0.111in" style:contextual-spacing="false" fo:keep-together="always" fo:padding-left="0in" fo:padding-right="0in" fo:padding-top="0in" fo:padding-bottom="0.0138in" fo:border-left="none" fo:border-right="none" fo:border-top="none" fo:border-bottom="0.51pt solid #595959" fo:keep-with-next="always"/>
      <style:text-properties fo:font-variant="small-caps" fo:color="#000000" loext:opacity="100%" style:font-name="Garamond" fo:font-family="Garamond" style:font-family-generic="roman" style:font-pitch="variable" fo:font-size="18pt" fo:font-weight="bold" style:font-name-asian="F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WWNum50" style:list-level="2" style:class="text">
      <style:paragraph-properties fo:margin-top="0.25in" fo:margin-bottom="0.111in" style:contextual-spacing="false" fo:keep-together="always" fo:keep-with-next="always"/>
      <style:text-properties fo:font-variant="small-caps" fo:color="#000000" loext:opacity="100%" style:font-name="Garamond" fo:font-family="Garamond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WWNum50" style:list-level="3" style:class="text">
      <style:paragraph-properties fo:margin-top="0.139in" fo:margin-bottom="0.111in" style:contextual-spacing="false" fo:keep-together="always" fo:keep-with-next="always"/>
      <style:text-properties fo:color="#000000" loext:opacity="100%" style:font-name="Garamond" fo:font-family="Garamond" style:font-family-generic="roman" style:font-pitch="variable" fo:font-weight="bold" style:font-name-asian="F" style:font-family-generic-asian="system" style:font-pitch-asian="variable" style:font-weight-asian="bold" style:font-name-complex="Arial" style:font-family-complex="Arial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WWNum50" style:list-level="4" style:class="text">
      <style:paragraph-properties fo:margin-top="0.139in" fo:margin-bottom="0.111in" style:contextual-spacing="false" fo:keep-together="always" fo:keep-with-next="always"/>
      <style:text-properties fo:color="#000000" loext:opacity="100%" style:font-name="Garamond" fo:font-family="Garamond" style:font-family-generic="roman" style:font-pitch="variable" fo:font-style="italic" fo:font-weight="bold" style:font-name-asian="F" style:font-family-generic-asian="system" style:font-pitch-asian="variable" style:font-style-asian="italic" style:font-weight-asian="bold" style:font-name-complex="Arial" style:font-family-complex="Arial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WWNum50" style:list-level="5" style:class="text">
      <style:paragraph-properties fo:margin-top="0.139in" fo:margin-bottom="0.111in" style:contextual-spacing="false" fo:keep-together="always" fo:keep-with-next="always"/>
      <style:text-properties fo:color="#181818" loext:opacity="100%" style:font-name="Garamond" fo:font-family="Garamond" style:font-family-generic="roman" style:font-pitch="variable" style:font-name-asian="F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WWNum50" style:list-level="6" style:class="text">
      <style:paragraph-properties fo:margin-top="0.139in" fo:margin-bottom="0.111in" style:contextual-spacing="false" fo:keep-together="always" fo:keep-with-next="always"/>
      <style:text-properties fo:color="#181818" loext:opacity="100%" style:font-name="Garamond" fo:font-family="Garamond" style:font-family-generic="roman" style:font-pitch="variable" fo:font-style="italic" style:font-name-asian="F" style:font-family-generic-asian="system" style:font-pitch-asian="variable" style:font-style-asian="italic" style:font-name-complex="Arial" style:font-family-complex="Arial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WWNum50" style:list-level="7" style:class="text">
      <style:paragraph-properties fo:margin-top="0.139in" fo:margin-bottom="0.111in" style:contextual-spacing="false" fo:keep-together="always" fo:keep-with-next="always"/>
      <style:text-properties fo:color="#404040" loext:opacity="100%" style:font-name="Garamond" fo:font-family="Garamond" style:font-family-generic="roman" style:font-pitch="variable" fo:font-style="italic" style:font-name-asian="F" style:font-family-generic-asian="system" style:font-pitch-asian="variable" style:font-style-asian="italic" style:font-name-complex="Arial" style:font-family-complex="Arial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WWNum50" style:list-level="8" style:class="text">
      <style:paragraph-properties fo:margin-top="0.139in" fo:margin-bottom="0.111in" style:contextual-spacing="false" fo:keep-together="always" fo:keep-with-next="always"/>
      <style:text-properties fo:color="#404040" loext:opacity="100%" style:font-name="Garamond" fo:font-family="Garamond" style:font-family-generic="roman" style:font-pitch="variable" fo:font-size="10pt" style:font-name-asian="F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WWNum50" style:list-level="9" style:class="text">
      <style:paragraph-properties fo:margin-top="0.139in" fo:margin-bottom="0.111in" style:contextual-spacing="false" fo:keep-together="always" fo:keep-with-next="always"/>
      <style:text-properties fo:color="#404040" loext:opacity="100%" style:font-name="Garamond" fo:font-family="Garamond" style:font-family-generic="roman" style:font-pitch="variable" fo:font-size="10pt" fo:font-style="italic" style:font-name-asian="F" style:font-family-generic-asian="system" style:font-pitch-asian="variable" style:font-size-asian="10pt" style:font-style-asian="italic" style:font-name-complex="Arial" style:font-family-complex="Arial" style:font-family-generic-complex="system" style:font-pitch-complex="variable" style:font-size-complex="10pt" style:font-style-complex="italic"/>
    </style:style>
    <style:style style:name="caption" style:family="paragraph" style:parent-style-name="Standard" style:next-style-name="Standard">
      <style:paragraph-properties fo:margin-top="0in" fo:margin-bottom="0.139in" style:contextual-spacing="false"/>
      <style:text-properties fo:color="#212121" loext:opacity="100%" fo:font-size="9pt" fo:font-style="italic" style:font-size-asian="9pt" style:font-style-asian="italic" style:font-size-complex="9pt" style:font-style-complex="italic"/>
    </style:style>
    <style:style style:name="Title" style:family="paragraph" style:parent-style-name="Standard" style:next-style-name="Standard" loext:linked-style-name="Title_20_Char" style:class="chapter">
      <style:paragraph-properties fo:margin-top="0in" fo:margin-bottom="0.111in" style:contextual-spacing="true"/>
      <style:text-properties fo:color="#000000" loext:opacity="100%" style:font-name="Garamond" fo:font-family="Garamond" style:font-family-generic="roman" style:font-pitch="variable" fo:font-size="28pt" style:font-name-asian="F" style:font-family-generic-asian="system" style:font-pitch-asian="variable" style:font-size-asian="28pt" style:font-name-complex="Arial" style:font-family-complex="Arial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itle_20_Char" style:class="chapter">
      <style:text-properties fo:color="#5a5a5a" loext:opacity="100%" fo:letter-spacing="0.0071in"/>
    </style:style>
    <style:style style:name="No_20_Spacing" style:display-name="No Spacing" style:family="paragraph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Quote" style:family="paragraph" style:parent-style-name="Standard" style:next-style-name="Standard" loext:linked-style-name="Quote_20_Char">
      <style:paragraph-properties fo:margin-left="0.5in" fo:margin-right="0.5in" fo:margin-top="0.111in" fo:margin-bottom="0.111in" style:contextual-spacing="false" fo:text-indent="0in" style:auto-text-indent="false"/>
      <style:text-properties fo:color="#000000" loext:opacity="100%" fo:font-style="italic" style:font-style-asian="italic" style:font-style-complex="italic"/>
    </style:style>
    <style:style style:name="Intense_20_Quote" style:display-name="Intense Quote" style:family="paragraph" style:parent-style-name="Standard" style:next-style-name="Standard" loext:linked-style-name="Intense_20_Quote_20_Char">
      <loext:graphic-properties draw:fill="solid" draw:fill-color="#f2f2f2"/>
      <style:paragraph-properties fo:margin-left="0.65in" fo:margin-right="0.65in" fo:margin-top="0.1665in" fo:margin-bottom="0.1665in" style:contextual-spacing="false" fo:text-align="center" style:justify-single-word="false" fo:text-indent="0in" style:auto-text-indent="false" fo:background-color="#f2f2f2" fo:padding-left="0in" fo:padding-right="0in" fo:padding-top="0.0138in" fo:padding-bottom="0.0138in" fo:border-left="none" fo:border-right="none" fo:border-top="3pt solid #f2f2f2" fo:border-bottom="3pt solid #f2f2f2"/>
      <style:text-properties fo:color="#000000" loext:opacity="100%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list-style-name="" style:class="index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font-variant="small-caps" fo:color="#000000" loext:opacity="100%" style:font-name="Garamond" fo:font-family="Garamond" style:font-family-generic="roman" style:font-pitch="variable" fo:font-size="18pt" fo:font-weight="bold" style:font-name-asian="F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Heading_20_2_20_Char" style:display-name="Heading 2 Char" style:family="text" style:parent-style-name="Default_20_Paragraph_20_Font" loext:linked-style-name="Heading_20_2">
      <style:text-properties fo:font-variant="small-caps" fo:color="#000000" loext:opacity="100%" style:font-name="Garamond" fo:font-family="Garamond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Heading_20_3_20_Char" style:display-name="Heading 3 Char" style:family="text" style:parent-style-name="Default_20_Paragraph_20_Font" loext:linked-style-name="Heading_20_3">
      <style:text-properties fo:color="#000000" loext:opacity="100%" style:font-name="Garamond" fo:font-family="Garamond" style:font-family-generic="roman" style:font-pitch="variable" fo:font-weight="bold" style:font-name-asian="F" style:font-family-generic-asian="system" style:font-pitch-asian="variable" style:font-weight-asian="bold" style:font-name-complex="Arial" style:font-family-complex="Arial" style:font-family-generic-complex="system" style:font-pitch-complex="variable" style:font-weight-complex="bold"/>
    </style:style>
    <style:style style:name="Heading_20_4_20_Char" style:display-name="Heading 4 Char" style:family="text" style:parent-style-name="Default_20_Paragraph_20_Font" loext:linked-style-name="Heading_20_4">
      <style:text-properties fo:color="#000000" loext:opacity="100%" style:font-name="Garamond" fo:font-family="Garamond" style:font-family-generic="roman" style:font-pitch="variable" fo:font-style="italic" fo:font-weight="bold" style:font-name-asian="F" style:font-family-generic-asian="system" style:font-pitch-asian="variable" style:font-style-asian="italic" style:font-weight-asian="bold" style:font-name-complex="Arial" style:font-family-complex="Arial" style:font-family-generic-complex="system" style:font-pitch-complex="variable" style:font-style-complex="italic" style:font-weight-complex="bold"/>
    </style:style>
    <style:style style:name="Heading_20_5_20_Char" style:display-name="Heading 5 Char" style:family="text" style:parent-style-name="Default_20_Paragraph_20_Font" loext:linked-style-name="Heading_20_5">
      <style:text-properties fo:color="#181818" loext:opacity="100%" style:font-name="Garamond" fo:font-family="Garamond" style:font-family-generic="roman" style:font-pitch="variable" style:font-name-asian="F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6_20_Char" style:display-name="Heading 6 Char" style:family="text" style:parent-style-name="Default_20_Paragraph_20_Font" loext:linked-style-name="Heading_20_6">
      <style:text-properties fo:color="#181818" loext:opacity="100%" style:font-name="Garamond" fo:font-family="Garamond" style:font-family-generic="roman" style:font-pitch="variable" fo:font-style="italic" style:font-name-asian="F" style:font-family-generic-asian="system" style:font-pitch-asian="variable" style:font-style-asian="italic" style:font-name-complex="Arial" style:font-family-complex="Arial" style:font-family-generic-complex="system" style:font-pitch-complex="variable" style:font-style-complex="italic"/>
    </style:style>
    <style:style style:name="Heading_20_7_20_Char" style:display-name="Heading 7 Char" style:family="text" style:parent-style-name="Default_20_Paragraph_20_Font" loext:linked-style-name="Heading_20_7">
      <style:text-properties fo:color="#404040" loext:opacity="100%" style:font-name="Garamond" fo:font-family="Garamond" style:font-family-generic="roman" style:font-pitch="variable" fo:font-style="italic" style:font-name-asian="F" style:font-family-generic-asian="system" style:font-pitch-asian="variable" style:font-style-asian="italic" style:font-name-complex="Arial" style:font-family-complex="Arial" style:font-family-generic-complex="system" style:font-pitch-complex="variable" style:font-style-complex="italic"/>
    </style:style>
    <style:style style:name="Heading_20_8_20_Char" style:display-name="Heading 8 Char" style:family="text" style:parent-style-name="Default_20_Paragraph_20_Font" loext:linked-style-name="Heading_20_8">
      <style:text-properties fo:color="#404040" loext:opacity="100%" style:font-name="Garamond" fo:font-family="Garamond" style:font-family-generic="roman" style:font-pitch="variable" fo:font-size="10pt" style:font-name-asian="F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Heading_20_9_20_Char" style:display-name="Heading 9 Char" style:family="text" style:parent-style-name="Default_20_Paragraph_20_Font" loext:linked-style-name="Heading_20_9">
      <style:text-properties fo:color="#404040" loext:opacity="100%" style:font-name="Garamond" fo:font-family="Garamond" style:font-family-generic="roman" style:font-pitch="variable" fo:font-size="10pt" fo:font-style="italic" style:font-name-asian="F" style:font-family-generic-asian="system" style:font-pitch-asian="variable" style:font-size-asian="10pt" style:font-style-asian="italic" style:font-name-complex="Arial" style:font-family-complex="Arial" style:font-family-generic-complex="system" style:font-pitch-complex="variable" style:font-size-complex="10pt" style:font-style-complex="italic"/>
    </style:style>
    <style:style style:name="Title_20_Char" style:display-name="Title Char" style:family="text" style:parent-style-name="Default_20_Paragraph_20_Font" loext:linked-style-name="Title">
      <style:text-properties fo:color="#000000" loext:opacity="100%" style:font-name="Garamond" fo:font-family="Garamond" style:font-family-generic="roman" style:font-pitch="variable" fo:font-size="28pt" style:font-name-asian="F" style:font-family-generic-asian="system" style:font-pitch-asian="variable" style:font-size-asian="28pt" style:font-name-complex="Arial" style:font-family-complex="Arial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 loext:linked-style-name="Subtitle">
      <style:text-properties fo:color="#5a5a5a" loext:opacity="100%" fo:letter-spacing="0.0071in"/>
    </style:style>
    <style:style style:name="Strong" style:family="text" style:parent-style-name="Default_20_Paragraph_20_Font">
      <style:text-properties fo:color="#000000" loext:opacity="100%" fo:font-weight="bold" style:font-weight-asian="bold" style:font-weight-complex="bold"/>
    </style:style>
    <style:style style:name="Emphasis" style:family="text" style:parent-style-name="Default_20_Paragraph_20_Font">
      <style:text-properties style:use-window-font-color="true" loext:opacity="0%" fo:font-style="italic" style:font-style-asian="italic" style:font-style-complex="italic"/>
    </style:style>
    <style:style style:name="Quote_20_Char" style:display-name="Quote Char" style:family="text" style:parent-style-name="Default_20_Paragraph_20_Font" loext:linked-style-name="Quote">
      <style:text-properties fo:color="#000000" loext:opacity="100%"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 loext:linked-style-name="Intense_20_Quote">
      <style:text-properties fo:color="#000000" loext:opacity="100%" fo:background-color="#f2f2f2"/>
    </style:style>
    <style:style style:name="Subtle_20_Emphasis" style:display-name="Subtle Emphasis" style:family="text" style:parent-style-name="Default_20_Paragraph_20_Font">
      <style:text-properties fo:color="#404040" loext:opacity="100%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text-transform="uppercase"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404040" loext:opacity="100%" style:text-underline-style="solid" style:text-underline-width="auto" style:text-underline-color="#7f7f7f"/>
    </style:style>
    <style:style style:name="Intense_20_Reference" style:display-name="Intense Reference" style:family="text" style:parent-style-name="Default_20_Paragraph_20_Font">
      <style:text-properties fo:font-variant="small-caps" style:text-underline-style="solid" style:text-underline-width="auto" style:text-underline-color="font-color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035in" fo:font-weight="normal" style:font-weight-asian="normal" style:font-weight-complex="normal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/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/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/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/>
    <style:style style:name="ListLabel_20_235" style:display-name="ListLabel 235" style:family="text"/>
    <style:style style:name="ListLabel_20_236" style:display-name="ListLabel 236" style:family="text"/>
    <style:style style:name="ListLabel_20_237" style:display-name="ListLabel 237" style:family="text"/>
    <style:style style:name="ListLabel_20_238" style:display-name="ListLabel 238" style:family="text"/>
    <style:style style:name="ListLabel_20_239" style:display-name="ListLabel 239" style:family="text"/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/>
    <style:style style:name="ListLabel_20_243" style:display-name="ListLabel 243" style:family="text"/>
    <style:style style:name="ListLabel_20_244" style:display-name="ListLabel 244" style:family="text"/>
    <style:style style:name="ListLabel_20_245" style:display-name="ListLabel 245" style:family="text"/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/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/>
    <style:style style:name="ListLabel_20_252" style:display-name="ListLabel 252" style:family="text"/>
    <style:style style:name="ListLabel_20_253" style:display-name="ListLabel 253" style:family="text"/>
    <style:style style:name="ListLabel_20_254" style:display-name="ListLabel 254" style:family="text"/>
    <style:style style:name="ListLabel_20_255" style:display-name="ListLabel 255" style:family="text"/>
    <style:style style:name="ListLabel_20_256" style:display-name="ListLabel 256" style:family="text"/>
    <style:style style:name="ListLabel_20_257" style:display-name="ListLabel 257" style:family="text"/>
    <style:style style:name="ListLabel_20_258" style:display-name="ListLabel 258" style:family="text"/>
    <style:style style:name="ListLabel_20_259" style:display-name="ListLabel 259" style:family="text"/>
    <style:style style:name="ListLabel_20_260" style:display-name="ListLabel 260" style:family="text"/>
    <style:style style:name="ListLabel_20_261" style:display-name="ListLabel 261" style:family="text"/>
    <style:style style:name="ListLabel_20_262" style:display-name="ListLabel 262" style:family="text"/>
    <style:style style:name="ListLabel_20_263" style:display-name="ListLabel 263" style:family="text"/>
    <style:style style:name="ListLabel_20_264" style:display-name="ListLabel 264" style:family="text"/>
    <style:style style:name="ListLabel_20_265" style:display-name="ListLabel 265" style:family="text"/>
    <style:style style:name="ListLabel_20_266" style:display-name="ListLabel 266" style:family="text"/>
    <style:style style:name="ListLabel_20_267" style:display-name="ListLabel 267" style:family="text"/>
    <style:style style:name="ListLabel_20_268" style:display-name="ListLabel 268" style:family="text"/>
    <style:style style:name="ListLabel_20_269" style:display-name="ListLabel 269" style:family="text"/>
    <style:style style:name="ListLabel_20_270" style:display-name="ListLabel 270" style:family="text"/>
    <style:style style:name="ListLabel_20_271" style:display-name="ListLabel 271" style:family="text"/>
    <style:style style:name="ListLabel_20_272" style:display-name="ListLabel 272" style:family="text"/>
    <style:style style:name="ListLabel_20_273" style:display-name="ListLabel 273" style:family="text"/>
    <style:style style:name="ListLabel_20_274" style:display-name="ListLabel 274" style:family="text"/>
    <style:style style:name="ListLabel_20_275" style:display-name="ListLabel 275" style:family="text"/>
    <style:style style:name="ListLabel_20_276" style:display-name="ListLabel 276" style:family="text"/>
    <style:style style:name="ListLabel_20_277" style:display-name="ListLabel 277" style:family="text"/>
    <style:style style:name="ListLabel_20_278" style:display-name="ListLabel 278" style:family="text"/>
    <style:style style:name="ListLabel_20_279" style:display-name="ListLabel 279" style:family="text"/>
    <style:style style:name="ListLabel_20_280" style:display-name="ListLabel 280" style:family="text"/>
    <style:style style:name="ListLabel_20_281" style:display-name="ListLabel 281" style:family="text"/>
    <style:style style:name="ListLabel_20_282" style:display-name="ListLabel 282" style:family="text"/>
    <style:style style:name="ListLabel_20_283" style:display-name="ListLabel 283" style:family="text"/>
    <style:style style:name="ListLabel_20_284" style:display-name="ListLabel 284" style:family="text"/>
    <style:style style:name="ListLabel_20_285" style:display-name="ListLabel 285" style:family="text"/>
    <style:style style:name="ListLabel_20_286" style:display-name="ListLabel 286" style:family="text"/>
    <style:style style:name="ListLabel_20_287" style:display-name="ListLabel 287" style:family="text"/>
    <style:style style:name="ListLabel_20_288" style:display-name="ListLabel 288" style:family="text"/>
    <style:style style:name="ListLabel_20_289" style:display-name="ListLabel 289" style:family="text"/>
    <style:style style:name="ListLabel_20_290" style:display-name="ListLabel 290" style:family="text"/>
    <style:style style:name="ListLabel_20_291" style:display-name="ListLabel 291" style:family="text"/>
    <style:style style:name="ListLabel_20_292" style:display-name="ListLabel 292" style:family="text"/>
    <style:style style:name="ListLabel_20_293" style:display-name="ListLabel 293" style:family="text"/>
    <style:style style:name="ListLabel_20_294" style:display-name="ListLabel 294" style:family="text"/>
    <style:style style:name="ListLabel_20_295" style:display-name="ListLabel 295" style:family="text"/>
    <style:style style:name="ListLabel_20_296" style:display-name="ListLabel 296" style:family="text"/>
    <style:style style:name="ListLabel_20_297" style:display-name="ListLabel 297" style:family="text"/>
    <style:style style:name="ListLabel_20_298" style:display-name="ListLabel 298" style:family="text"/>
    <style:style style:name="ListLabel_20_299" style:display-name="ListLabel 299" style:family="text"/>
    <style:style style:name="ListLabel_20_300" style:display-name="ListLabel 300" style:family="text"/>
    <style:style style:name="ListLabel_20_301" style:display-name="ListLabel 301" style:family="text"/>
    <style:style style:name="ListLabel_20_302" style:display-name="ListLabel 302" style:family="text"/>
    <style:style style:name="ListLabel_20_303" style:display-name="ListLabel 303" style:family="text"/>
    <style:style style:name="ListLabel_20_304" style:display-name="ListLabel 304" style:family="text"/>
    <style:style style:name="ListLabel_20_305" style:display-name="ListLabel 305" style:family="text"/>
    <style:style style:name="ListLabel_20_306" style:display-name="ListLabel 306" style:family="text"/>
    <style:style style:name="ListLabel_20_307" style:display-name="ListLabel 307" style:family="text"/>
    <style:style style:name="ListLabel_20_308" style:display-name="ListLabel 308" style:family="text"/>
    <style:style style:name="ListLabel_20_309" style:display-name="ListLabel 309" style:family="text"/>
    <style:style style:name="ListLabel_20_310" style:display-name="ListLabel 310" style:family="text"/>
    <style:style style:name="ListLabel_20_311" style:display-name="ListLabel 311" style:family="text"/>
    <style:style style:name="ListLabel_20_312" style:display-name="ListLabel 312" style:family="text"/>
    <style:style style:name="ListLabel_20_313" style:display-name="ListLabel 313" style:family="text"/>
    <style:style style:name="ListLabel_20_314" style:display-name="ListLabel 314" style:family="text"/>
    <style:style style:name="ListLabel_20_315" style:display-name="ListLabel 315" style:family="text"/>
    <style:style style:name="ListLabel_20_316" style:display-name="ListLabel 316" style:family="text"/>
    <style:style style:name="ListLabel_20_317" style:display-name="ListLabel 317" style:family="text"/>
    <style:style style:name="ListLabel_20_318" style:display-name="ListLabel 318" style:family="text"/>
    <style:style style:name="ListLabel_20_319" style:display-name="ListLabel 319" style:family="text"/>
    <style:style style:name="ListLabel_20_320" style:display-name="ListLabel 320" style:family="text"/>
    <style:style style:name="ListLabel_20_321" style:display-name="ListLabel 321" style:family="text"/>
    <style:style style:name="ListLabel_20_322" style:display-name="ListLabel 322" style:family="text"/>
    <style:style style:name="ListLabel_20_323" style:display-name="ListLabel 323" style:family="text"/>
    <style:style style:name="ListLabel_20_324" style:display-name="ListLabel 324" style:family="text"/>
    <style:style style:name="ListLabel_20_325" style:display-name="ListLabel 325" style:family="text"/>
    <style:style style:name="ListLabel_20_326" style:display-name="ListLabel 326" style:family="text"/>
    <style:style style:name="ListLabel_20_327" style:display-name="ListLabel 327" style:family="text"/>
    <style:style style:name="ListLabel_20_328" style:display-name="ListLabel 328" style:family="text"/>
    <style:style style:name="ListLabel_20_329" style:display-name="ListLabel 329" style:family="text"/>
    <style:style style:name="ListLabel_20_330" style:display-name="ListLabel 330" style:family="text"/>
    <style:style style:name="ListLabel_20_331" style:display-name="ListLabel 331" style:family="text"/>
    <style:style style:name="ListLabel_20_332" style:display-name="ListLabel 332" style:family="text"/>
    <style:style style:name="ListLabel_20_333" style:display-name="ListLabel 333" style:family="text"/>
    <style:style style:name="ListLabel_20_334" style:display-name="ListLabel 334" style:family="text"/>
    <style:style style:name="ListLabel_20_335" style:display-name="ListLabel 335" style:family="text"/>
    <style:style style:name="ListLabel_20_336" style:display-name="ListLabel 336" style:family="text"/>
    <style:style style:name="ListLabel_20_337" style:display-name="ListLabel 337" style:family="text"/>
    <style:style style:name="ListLabel_20_338" style:display-name="ListLabel 338" style:family="text"/>
    <style:style style:name="ListLabel_20_339" style:display-name="ListLabel 339" style:family="text"/>
    <style:style style:name="ListLabel_20_340" style:display-name="ListLabel 340" style:family="text"/>
    <style:style style:name="ListLabel_20_341" style:display-name="ListLabel 341" style:family="text"/>
    <style:style style:name="ListLabel_20_342" style:display-name="ListLabel 342" style:family="text"/>
    <style:style style:name="ListLabel_20_343" style:display-name="ListLabel 343" style:family="text"/>
    <style:style style:name="ListLabel_20_344" style:display-name="ListLabel 344" style:family="text"/>
    <style:style style:name="ListLabel_20_345" style:display-name="ListLabel 345" style:family="text"/>
    <style:style style:name="ListLabel_20_346" style:display-name="ListLabel 346" style:family="text"/>
    <style:style style:name="ListLabel_20_347" style:display-name="ListLabel 347" style:family="text"/>
    <style:style style:name="ListLabel_20_348" style:display-name="ListLabel 348" style:family="text"/>
    <style:style style:name="ListLabel_20_349" style:display-name="ListLabel 349" style:family="text"/>
    <style:style style:name="ListLabel_20_350" style:display-name="ListLabel 350" style:family="text"/>
    <style:style style:name="ListLabel_20_351" style:display-name="ListLabel 351" style:family="text"/>
    <style:style style:name="ListLabel_20_352" style:display-name="ListLabel 352" style:family="text"/>
    <style:style style:name="ListLabel_20_353" style:display-name="ListLabel 353" style:family="text"/>
    <style:style style:name="ListLabel_20_354" style:display-name="ListLabel 354" style:family="text"/>
    <style:style style:name="ListLabel_20_355" style:display-name="ListLabel 355" style:family="text"/>
    <style:style style:name="ListLabel_20_356" style:display-name="ListLabel 356" style:family="text"/>
    <style:style style:name="ListLabel_20_357" style:display-name="ListLabel 357" style:family="text"/>
    <style:style style:name="ListLabel_20_358" style:display-name="ListLabel 358" style:family="text"/>
    <style:style style:name="ListLabel_20_359" style:display-name="ListLabel 359" style:family="text"/>
    <style:style style:name="ListLabel_20_360" style:display-name="ListLabel 360" style:family="text"/>
    <style:style style:name="ListLabel_20_361" style:display-name="ListLabel 361" style:family="text"/>
    <style:style style:name="ListLabel_20_362" style:display-name="ListLabel 362" style:family="text"/>
    <style:style style:name="ListLabel_20_363" style:display-name="ListLabel 363" style:family="text"/>
    <style:style style:name="ListLabel_20_364" style:display-name="ListLabel 364" style:family="text"/>
    <style:style style:name="ListLabel_20_365" style:display-name="ListLabel 365" style:family="text"/>
    <style:style style:name="ListLabel_20_366" style:display-name="ListLabel 366" style:family="text"/>
    <style:style style:name="ListLabel_20_367" style:display-name="ListLabel 367" style:family="text"/>
    <style:style style:name="ListLabel_20_368" style:display-name="ListLabel 368" style:family="text"/>
    <style:style style:name="ListLabel_20_369" style:display-name="ListLabel 369" style:family="text"/>
    <style:style style:name="ListLabel_20_370" style:display-name="ListLabel 370" style:family="text"/>
    <style:style style:name="ListLabel_20_371" style:display-name="ListLabel 371" style:family="text"/>
    <style:style style:name="ListLabel_20_372" style:display-name="ListLabel 372" style:family="text"/>
    <style:style style:name="ListLabel_20_373" style:display-name="ListLabel 373" style:family="text"/>
    <style:style style:name="ListLabel_20_374" style:display-name="ListLabel 374" style:family="text"/>
    <style:style style:name="ListLabel_20_375" style:display-name="ListLabel 375" style:family="text"/>
    <style:style style:name="ListLabel_20_376" style:display-name="ListLabel 376" style:family="text"/>
    <style:style style:name="ListLabel_20_377" style:display-name="ListLabel 377" style:family="text"/>
    <style:style style:name="ListLabel_20_378" style:display-name="ListLabel 378" style:family="text"/>
    <style:style style:name="ListLabel_20_379" style:display-name="ListLabel 379" style:family="text"/>
    <style:style style:name="ListLabel_20_380" style:display-name="ListLabel 380" style:family="text"/>
    <style:style style:name="ListLabel_20_381" style:display-name="ListLabel 381" style:family="text"/>
    <style:style style:name="ListLabel_20_382" style:display-name="ListLabel 382" style:family="text"/>
    <style:style style:name="ListLabel_20_383" style:display-name="ListLabel 383" style:family="text"/>
    <style:style style:name="ListLabel_20_384" style:display-name="ListLabel 384" style:family="text"/>
    <style:style style:name="ListLabel_20_385" style:display-name="ListLabel 385" style:family="text"/>
    <style:style style:name="ListLabel_20_386" style:display-name="ListLabel 386" style:family="text"/>
    <style:style style:name="ListLabel_20_387" style:display-name="ListLabel 387" style:family="text"/>
    <style:style style:name="ListLabel_20_388" style:display-name="ListLabel 388" style:family="text"/>
    <style:style style:name="ListLabel_20_389" style:display-name="ListLabel 389" style:family="text"/>
    <style:style style:name="ListLabel_20_390" style:display-name="ListLabel 390" style:family="text"/>
    <style:style style:name="ListLabel_20_391" style:display-name="ListLabel 391" style:family="text"/>
    <style:style style:name="ListLabel_20_392" style:display-name="ListLabel 392" style:family="text"/>
    <style:style style:name="ListLabel_20_393" style:display-name="ListLabel 393" style:family="text"/>
    <style:style style:name="ListLabel_20_394" style:display-name="ListLabel 394" style:family="text"/>
    <style:style style:name="ListLabel_20_395" style:display-name="ListLabel 395" style:family="text"/>
    <style:style style:name="ListLabel_20_396" style:display-name="ListLabel 396" style:family="text"/>
    <style:style style:name="ListLabel_20_397" style:display-name="ListLabel 397" style:family="text"/>
    <style:style style:name="ListLabel_20_398" style:display-name="ListLabel 398" style:family="text"/>
    <style:style style:name="ListLabel_20_399" style:display-name="ListLabel 399" style:family="text"/>
    <style:style style:name="ListLabel_20_400" style:display-name="ListLabel 400" style:family="text"/>
    <style:style style:name="ListLabel_20_401" style:display-name="ListLabel 401" style:family="text"/>
    <style:style style:name="ListLabel_20_402" style:display-name="ListLabel 402" style:family="text"/>
    <style:style style:name="ListLabel_20_403" style:display-name="ListLabel 403" style:family="text"/>
    <style:style style:name="ListLabel_20_404" style:display-name="ListLabel 404" style:family="text"/>
    <style:style style:name="ListLabel_20_405" style:display-name="ListLabel 405" style:family="text"/>
    <style:style style:name="ListLabel_20_406" style:display-name="ListLabel 406" style:family="text"/>
    <style:style style:name="ListLabel_20_407" style:display-name="ListLabel 407" style:family="text"/>
    <style:style style:name="ListLabel_20_408" style:display-name="ListLabel 408" style:family="text"/>
    <style:style style:name="ListLabel_20_409" style:display-name="ListLabel 409" style:family="text"/>
    <style:style style:name="ListLabel_20_410" style:display-name="ListLabel 410" style:family="text"/>
    <style:style style:name="ListLabel_20_411" style:display-name="ListLabel 411" style:family="text"/>
    <style:style style:name="ListLabel_20_412" style:display-name="ListLabel 412" style:family="text"/>
    <style:style style:name="ListLabel_20_413" style:display-name="ListLabel 413" style:family="text"/>
    <style:style style:name="ListLabel_20_414" style:display-name="ListLabel 414" style:family="text"/>
    <style:style style:name="ListLabel_20_415" style:display-name="ListLabel 415" style:family="text"/>
    <style:style style:name="ListLabel_20_416" style:display-name="ListLabel 416" style:family="text"/>
    <style:style style:name="ListLabel_20_417" style:display-name="ListLabel 417" style:family="text"/>
    <style:style style:name="ListLabel_20_418" style:display-name="ListLabel 418" style:family="text"/>
    <style:style style:name="ListLabel_20_419" style:display-name="ListLabel 419" style:family="text"/>
    <style:style style:name="ListLabel_20_420" style:display-name="ListLabel 420" style:family="text"/>
    <style:style style:name="ListLabel_20_421" style:display-name="ListLabel 421" style:family="text"/>
    <style:style style:name="ListLabel_20_422" style:display-name="ListLabel 422" style:family="text"/>
    <style:style style:name="ListLabel_20_423" style:display-name="ListLabel 423" style:family="text"/>
    <style:style style:name="ListLabel_20_424" style:display-name="ListLabel 424" style:family="text"/>
    <style:style style:name="ListLabel_20_425" style:display-name="ListLabel 425" style:family="text"/>
    <style:style style:name="ListLabel_20_426" style:display-name="ListLabel 426" style:family="text"/>
    <style:style style:name="ListLabel_20_427" style:display-name="ListLabel 427" style:family="text"/>
    <style:style style:name="ListLabel_20_428" style:display-name="ListLabel 428" style:family="text"/>
    <style:style style:name="ListLabel_20_429" style:display-name="ListLabel 429" style:family="text"/>
    <style:style style:name="ListLabel_20_430" style:display-name="ListLabel 430" style:family="text"/>
    <style:style style:name="ListLabel_20_431" style:display-name="ListLabel 431" style:family="text"/>
    <style:style style:name="ListLabel_20_432" style:display-name="ListLabel 432" style:family="text"/>
    <style:style style:name="ListLabel_20_433" style:display-name="ListLabel 433" style:family="text"/>
    <style:style style:name="ListLabel_20_434" style:display-name="ListLabel 434" style:family="text"/>
    <style:style style:name="ListLabel_20_435" style:display-name="ListLabel 435" style:family="text"/>
    <style:style style:name="ListLabel_20_436" style:display-name="ListLabel 436" style:family="text"/>
    <style:style style:name="ListLabel_20_437" style:display-name="ListLabel 437" style:family="text"/>
    <style:style style:name="ListLabel_20_438" style:display-name="ListLabel 438" style:family="text"/>
    <style:style style:name="ListLabel_20_439" style:display-name="ListLabel 439" style:family="text"/>
    <style:style style:name="ListLabel_20_440" style:display-name="ListLabel 440" style:family="text"/>
    <style:style style:name="ListLabel_20_441" style:display-name="ListLabel 441" style:family="text"/>
    <style:style style:name="ListLabel_20_442" style:display-name="ListLabel 442" style:family="text"/>
    <style:style style:name="ListLabel_20_443" style:display-name="ListLabel 443" style:family="text"/>
    <style:style style:name="ListLabel_20_444" style:display-name="ListLabel 444" style:family="text"/>
    <style:style style:name="ListLabel_20_445" style:display-name="ListLabel 445" style:family="text"/>
    <style:style style:name="ListLabel_20_446" style:display-name="ListLabel 446" style:family="text"/>
    <style:style style:name="ListLabel_20_447" style:display-name="ListLabel 447" style:family="text"/>
    <style:style style:name="ListLabel_20_448" style:display-name="ListLabel 448" style:family="text"/>
    <style:style style:name="ListLabel_20_449" style:display-name="ListLabel 449" style:family="text"/>
    <style:style style:name="ListLabel_20_450" style:display-name="ListLabel 450" style:family="text"/>
    <text:outline-style style:name="Outline">
      <text:outline-level-style text:level="1" text:style-name="ListLabel_20_1" loext:num-list-format="%1%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outline-level-style>
      <text:outline-level-style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outline-level-style>
      <text:outline-level-style text:level="3" text:style-name="ListLabel_20_3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outline-level-style>
      <text:outline-level-style text:level="4" text:style-name="ListLabel_20_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outline-level-style>
      <text:outline-level-style text:level="5" text:style-name="ListLabel_20_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outline-level-style>
      <text:outline-level-style text:level="6" text:style-name="ListLabel_20_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outline-level-style>
      <text:outline-level-style text:level="7" text:style-name="ListLabel_20_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outline-level-style>
      <text:outline-level-style text:level="8" text:style-name="ListLabel_20_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outline-level-style>
      <text:outline-level-style text:level="9" text:style-name="ListLabel_20_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text:style-name="ListLabel_20_11" loext:num-list-format="%1%.%2%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text:style-name="ListLabel_20_12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13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text:style-name="ListLabel_20_1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text:style-name="ListLabel_20_1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text:style-name="ListLabel_20_1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text:style-name="ListLabel_20_1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ListLabel_20_1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text:style-name="ListLabel_20_20" loext:num-list-format="%1%.%2%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text:style-name="ListLabel_20_21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22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text:style-name="ListLabel_20_23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text:style-name="ListLabel_20_24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text:style-name="ListLabel_20_25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text:style-name="ListLabel_20_26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ListLabel_20_27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text:style-name="ListLabel_20_29" loext:num-list-format="%1%.%2%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text:style-name="ListLabel_20_30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31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text:style-name="ListLabel_20_32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text:style-name="ListLabel_20_33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text:style-name="ListLabel_20_34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text:style-name="ListLabel_20_35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ListLabel_20_36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text:style-name="ListLabel_20_38" loext:num-list-format="%1%.%2%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text:style-name="ListLabel_20_39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40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text:style-name="ListLabel_20_41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text:style-name="ListLabel_20_42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text:style-name="ListLabel_20_43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text:style-name="ListLabel_20_44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ListLabel_20_45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text:style-name="ListLabel_20_47" loext:num-list-format="%1%.%2%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text:style-name="ListLabel_20_48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49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text:style-name="ListLabel_20_50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text:style-name="ListLabel_20_51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text:style-name="ListLabel_20_52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text:style-name="ListLabel_20_53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ListLabel_20_54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text:style-name="ListLabel_20_56" loext:num-list-format="%1%.%2%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text:style-name="ListLabel_20_57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58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text:style-name="ListLabel_20_59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text:style-name="ListLabel_20_60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text:style-name="ListLabel_20_61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text:style-name="ListLabel_20_62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ListLabel_20_63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text:style-name="ListLabel_20_65" loext:num-list-format="%1%.%2%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text:style-name="ListLabel_20_66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67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text:style-name="ListLabel_20_68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text:style-name="ListLabel_20_69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text:style-name="ListLabel_20_70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text:style-name="ListLabel_20_71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ListLabel_20_72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text:style-name="ListLabel_20_74" loext:num-list-format="%1%.%2%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text:style-name="ListLabel_20_75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76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text:style-name="ListLabel_20_77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text:style-name="ListLabel_20_78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text:style-name="ListLabel_20_79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text:style-name="ListLabel_20_80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ListLabel_20_81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loext:num-list-format="%1%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text:style-name="ListLabel_20_83" loext:num-list-format="%1%.%2%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text:style-name="ListLabel_20_84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85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text:style-name="ListLabel_20_86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text:style-name="ListLabel_20_87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text:style-name="ListLabel_20_88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text:style-name="ListLabel_20_89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ListLabel_20_90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loext:num-list-format="%1%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text:style-name="ListLabel_20_92" loext:num-list-format="%1%.%2%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text:style-name="ListLabel_20_93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9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text:style-name="ListLabel_20_9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text:style-name="ListLabel_20_9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text:style-name="ListLabel_20_9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text:style-name="ListLabel_20_9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ListLabel_20_9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loext:num-list-format="%1%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text:style-name="ListLabel_20_101" loext:num-list-format="%1%.%2%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text:style-name="ListLabel_20_102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103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text:style-name="ListLabel_20_10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text:style-name="ListLabel_20_10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text:style-name="ListLabel_20_10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text:style-name="ListLabel_20_10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ListLabel_20_10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109" loext:num-list-format="%1%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text:style-name="ListLabel_20_110" loext:num-list-format="%1%.%2%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text:style-name="ListLabel_20_111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112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text:style-name="ListLabel_20_113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text:style-name="ListLabel_20_114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text:style-name="ListLabel_20_115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text:style-name="ListLabel_20_116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ListLabel_20_117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118" loext:num-list-format="%1%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text:style-name="ListLabel_20_119" loext:num-list-format="%1%.%2%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text:style-name="ListLabel_20_120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121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text:style-name="ListLabel_20_122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text:style-name="ListLabel_20_123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text:style-name="ListLabel_20_124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text:style-name="ListLabel_20_125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ListLabel_20_126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127" loext:num-list-format="%1%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text:style-name="ListLabel_20_128" loext:num-list-format="%1%.%2%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text:style-name="ListLabel_20_129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130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text:style-name="ListLabel_20_131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text:style-name="ListLabel_20_132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text:style-name="ListLabel_20_133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text:style-name="ListLabel_20_134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ListLabel_20_135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136" loext:num-list-format="%1%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text:style-name="ListLabel_20_137" loext:num-list-format="%1%.%2%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text:style-name="ListLabel_20_138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139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text:style-name="ListLabel_20_140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text:style-name="ListLabel_20_141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text:style-name="ListLabel_20_142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text:style-name="ListLabel_20_143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ListLabel_20_144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145" loext:num-list-format="%1%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text:style-name="ListLabel_20_146" loext:num-list-format="%1%.%2%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text:style-name="ListLabel_20_147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148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text:style-name="ListLabel_20_149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text:style-name="ListLabel_20_150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text:style-name="ListLabel_20_151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text:style-name="ListLabel_20_152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ListLabel_20_153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text:style-name="ListLabel_20_154" loext:num-list-format="%1%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text:style-name="ListLabel_20_155" loext:num-list-format="%1%.%2%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text:style-name="ListLabel_20_156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157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text:style-name="ListLabel_20_158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text:style-name="ListLabel_20_159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text:style-name="ListLabel_20_160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text:style-name="ListLabel_20_161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ListLabel_20_162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text:style-name="ListLabel_20_163" loext:num-list-format="%1%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text:style-name="ListLabel_20_164" loext:num-list-format="%1%.%2%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text:style-name="ListLabel_20_165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166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text:style-name="ListLabel_20_167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text:style-name="ListLabel_20_168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text:style-name="ListLabel_20_169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text:style-name="ListLabel_20_170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ListLabel_20_171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text:style-name="ListLabel_20_172" loext:num-list-format="%1%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text:style-name="ListLabel_20_173" loext:num-list-format="%1%.%2%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text:style-name="ListLabel_20_174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175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text:style-name="ListLabel_20_176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text:style-name="ListLabel_20_177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text:style-name="ListLabel_20_178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text:style-name="ListLabel_20_179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ListLabel_20_180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text:style-name="ListLabel_20_181" loext:num-list-format="%1%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text:style-name="ListLabel_20_182" loext:num-list-format="%1%.%2%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text:style-name="ListLabel_20_183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18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text:style-name="ListLabel_20_18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text:style-name="ListLabel_20_18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text:style-name="ListLabel_20_18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text:style-name="ListLabel_20_18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ListLabel_20_18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text:style-name="ListLabel_20_190" loext:num-list-format="%1%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text:style-name="ListLabel_20_191" loext:num-list-format="%1%.%2%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text:style-name="ListLabel_20_192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193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text:style-name="ListLabel_20_19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text:style-name="ListLabel_20_19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text:style-name="ListLabel_20_19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text:style-name="ListLabel_20_19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ListLabel_20_19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text:style-name="ListLabel_20_199" loext:num-list-format="%1%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text:style-name="ListLabel_20_200" loext:num-list-format="%1%.%2%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text:style-name="ListLabel_20_201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202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text:style-name="ListLabel_20_203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text:style-name="ListLabel_20_204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text:style-name="ListLabel_20_205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text:style-name="ListLabel_20_206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ListLabel_20_207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text:style-name="ListLabel_20_208" loext:num-list-format="%1%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text:style-name="ListLabel_20_209" loext:num-list-format="%1%.%2%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text:style-name="ListLabel_20_210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211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text:style-name="ListLabel_20_212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text:style-name="ListLabel_20_213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text:style-name="ListLabel_20_214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text:style-name="ListLabel_20_215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ListLabel_20_216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text:style-name="ListLabel_20_217" loext:num-list-format="%1%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text:style-name="ListLabel_20_218" loext:num-list-format="%1%.%2%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text:style-name="ListLabel_20_219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220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text:style-name="ListLabel_20_221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text:style-name="ListLabel_20_222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text:style-name="ListLabel_20_223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text:style-name="ListLabel_20_224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ListLabel_20_225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text:style-name="ListLabel_20_226" loext:num-list-format="%1%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text:style-name="ListLabel_20_227" loext:num-list-format="%1%.%2%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text:style-name="ListLabel_20_228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229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text:style-name="ListLabel_20_230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text:style-name="ListLabel_20_231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text:style-name="ListLabel_20_232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text:style-name="ListLabel_20_233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ListLabel_20_234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text:style-name="ListLabel_20_235" loext:num-list-format="%1%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text:style-name="ListLabel_20_236" loext:num-list-format="%1%.%2%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text:style-name="ListLabel_20_237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238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text:style-name="ListLabel_20_239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text:style-name="ListLabel_20_240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text:style-name="ListLabel_20_241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text:style-name="ListLabel_20_242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ListLabel_20_243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number text:level="1" text:style-name="ListLabel_20_244" loext:num-list-format="%1%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text:style-name="ListLabel_20_245" loext:num-list-format="%1%.%2%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text:style-name="ListLabel_20_246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247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text:style-name="ListLabel_20_248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text:style-name="ListLabel_20_249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text:style-name="ListLabel_20_250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text:style-name="ListLabel_20_251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ListLabel_20_252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number text:level="1" text:style-name="ListLabel_20_253" loext:num-list-format="%1%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text:style-name="ListLabel_20_254" loext:num-list-format="%1%.%2%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text:style-name="ListLabel_20_255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256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text:style-name="ListLabel_20_257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text:style-name="ListLabel_20_258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text:style-name="ListLabel_20_259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text:style-name="ListLabel_20_260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ListLabel_20_261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number text:level="1" text:style-name="ListLabel_20_262" loext:num-list-format="%1%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text:style-name="ListLabel_20_263" loext:num-list-format="%1%.%2%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text:style-name="ListLabel_20_264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265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text:style-name="ListLabel_20_266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text:style-name="ListLabel_20_267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text:style-name="ListLabel_20_268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text:style-name="ListLabel_20_269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ListLabel_20_270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number text:level="1" text:style-name="ListLabel_20_271" loext:num-list-format="%1%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text:style-name="ListLabel_20_272" loext:num-list-format="%1%.%2%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text:style-name="ListLabel_20_273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27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text:style-name="ListLabel_20_27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text:style-name="ListLabel_20_27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text:style-name="ListLabel_20_27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text:style-name="ListLabel_20_27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ListLabel_20_27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number text:level="1" text:style-name="ListLabel_20_280" loext:num-list-format="%1%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text:style-name="ListLabel_20_281" loext:num-list-format="%1%.%2%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text:style-name="ListLabel_20_282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283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text:style-name="ListLabel_20_28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text:style-name="ListLabel_20_28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text:style-name="ListLabel_20_28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text:style-name="ListLabel_20_28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ListLabel_20_28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number text:level="1" text:style-name="ListLabel_20_289" loext:num-list-format="%1%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text:style-name="ListLabel_20_290" loext:num-list-format="%1%.%2%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text:style-name="ListLabel_20_291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292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text:style-name="ListLabel_20_293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text:style-name="ListLabel_20_294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text:style-name="ListLabel_20_295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text:style-name="ListLabel_20_296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ListLabel_20_297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number text:level="1" text:style-name="ListLabel_20_298" loext:num-list-format="%1%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text:style-name="ListLabel_20_299" loext:num-list-format="%1%.%2%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text:style-name="ListLabel_20_300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301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text:style-name="ListLabel_20_302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text:style-name="ListLabel_20_303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text:style-name="ListLabel_20_304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text:style-name="ListLabel_20_305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ListLabel_20_306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number text:level="1" text:style-name="ListLabel_20_307" loext:num-list-format="%1%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text:style-name="ListLabel_20_308" loext:num-list-format="%1%.%2%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text:style-name="ListLabel_20_309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310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text:style-name="ListLabel_20_311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text:style-name="ListLabel_20_312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text:style-name="ListLabel_20_313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text:style-name="ListLabel_20_314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ListLabel_20_315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number text:level="1" text:style-name="ListLabel_20_316" loext:num-list-format="%1%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text:style-name="ListLabel_20_317" loext:num-list-format="%1%.%2%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text:style-name="ListLabel_20_318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319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text:style-name="ListLabel_20_320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text:style-name="ListLabel_20_321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text:style-name="ListLabel_20_322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text:style-name="ListLabel_20_323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ListLabel_20_324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number text:level="1" text:style-name="ListLabel_20_325" loext:num-list-format="%1%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text:style-name="ListLabel_20_326" loext:num-list-format="%1%.%2%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text:style-name="ListLabel_20_327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328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text:style-name="ListLabel_20_329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text:style-name="ListLabel_20_330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text:style-name="ListLabel_20_331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text:style-name="ListLabel_20_332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ListLabel_20_333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number text:level="1" text:style-name="ListLabel_20_334" loext:num-list-format="%1%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text:style-name="ListLabel_20_335" loext:num-list-format="%1%.%2%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text:style-name="ListLabel_20_336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337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text:style-name="ListLabel_20_338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text:style-name="ListLabel_20_339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text:style-name="ListLabel_20_340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text:style-name="ListLabel_20_341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ListLabel_20_342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9">
      <text:list-level-style-number text:level="1" text:style-name="ListLabel_20_343" loext:num-list-format="%1%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text:style-name="ListLabel_20_344" loext:num-list-format="%1%.%2%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text:style-name="ListLabel_20_345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346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text:style-name="ListLabel_20_347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text:style-name="ListLabel_20_348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text:style-name="ListLabel_20_349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text:style-name="ListLabel_20_350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ListLabel_20_351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0">
      <text:list-level-style-number text:level="1" text:style-name="ListLabel_20_352" loext:num-list-format="%1%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text:style-name="ListLabel_20_353" loext:num-list-format="%1%.%2%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text:style-name="ListLabel_20_354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355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text:style-name="ListLabel_20_356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text:style-name="ListLabel_20_357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text:style-name="ListLabel_20_358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text:style-name="ListLabel_20_359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ListLabel_20_360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1">
      <text:list-level-style-number text:level="1" text:style-name="ListLabel_20_361" loext:num-list-format="%1%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text:style-name="ListLabel_20_362" loext:num-list-format="%1%.%2%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text:style-name="ListLabel_20_363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36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text:style-name="ListLabel_20_36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text:style-name="ListLabel_20_36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text:style-name="ListLabel_20_36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text:style-name="ListLabel_20_36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ListLabel_20_36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2">
      <text:list-level-style-number text:level="1" text:style-name="ListLabel_20_370" loext:num-list-format="%1%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text:style-name="ListLabel_20_371" loext:num-list-format="%1%.%2%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text:style-name="ListLabel_20_372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373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text:style-name="ListLabel_20_37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text:style-name="ListLabel_20_37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text:style-name="ListLabel_20_37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text:style-name="ListLabel_20_37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ListLabel_20_37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3">
      <text:list-level-style-number text:level="1" text:style-name="ListLabel_20_379" loext:num-list-format="%1%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text:style-name="ListLabel_20_380" loext:num-list-format="%1%.%2%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text:style-name="ListLabel_20_381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382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text:style-name="ListLabel_20_383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text:style-name="ListLabel_20_384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text:style-name="ListLabel_20_385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text:style-name="ListLabel_20_386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ListLabel_20_387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4">
      <text:list-level-style-number text:level="1" text:style-name="ListLabel_20_388" loext:num-list-format="%1%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text:style-name="ListLabel_20_389" loext:num-list-format="%1%.%2%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text:style-name="ListLabel_20_390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391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text:style-name="ListLabel_20_392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text:style-name="ListLabel_20_393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text:style-name="ListLabel_20_394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text:style-name="ListLabel_20_395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ListLabel_20_396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5">
      <text:list-level-style-number text:level="1" text:style-name="ListLabel_20_397" loext:num-list-format="%1%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text:style-name="ListLabel_20_398" loext:num-list-format="%1%.%2%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text:style-name="ListLabel_20_399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400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text:style-name="ListLabel_20_401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text:style-name="ListLabel_20_402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text:style-name="ListLabel_20_403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text:style-name="ListLabel_20_404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ListLabel_20_405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6">
      <text:list-level-style-number text:level="1" text:style-name="ListLabel_20_406" loext:num-list-format="%1%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text:style-name="ListLabel_20_407" loext:num-list-format="%1%.%2%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text:style-name="ListLabel_20_408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409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text:style-name="ListLabel_20_410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text:style-name="ListLabel_20_411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text:style-name="ListLabel_20_412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text:style-name="ListLabel_20_413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ListLabel_20_414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7">
      <text:list-level-style-number text:level="1" text:style-name="ListLabel_20_415" loext:num-list-format="%1%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text:style-name="ListLabel_20_416" loext:num-list-format="%1%.%2%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text:style-name="ListLabel_20_417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418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text:style-name="ListLabel_20_419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text:style-name="ListLabel_20_420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text:style-name="ListLabel_20_421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text:style-name="ListLabel_20_422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ListLabel_20_423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8">
      <text:list-level-style-number text:level="1" text:style-name="ListLabel_20_424" loext:num-list-format="%1%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text:style-name="ListLabel_20_425" loext:num-list-format="%1%.%2%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text:style-name="ListLabel_20_426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427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text:style-name="ListLabel_20_428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text:style-name="ListLabel_20_429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text:style-name="ListLabel_20_430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text:style-name="ListLabel_20_431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ListLabel_20_432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9">
      <text:list-level-style-number text:level="1" text:style-name="ListLabel_20_433" loext:num-list-format="%1%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text:style-name="ListLabel_20_434" loext:num-list-format="%1%.%2%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text:style-name="ListLabel_20_435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436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text:style-name="ListLabel_20_437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text:style-name="ListLabel_20_438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text:style-name="ListLabel_20_439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text:style-name="ListLabel_20_440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ListLabel_20_441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0">
      <text:list-level-style-number text:level="1" text:style-name="ListLabel_20_442" loext:num-list-format="%1%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text:style-name="ListLabel_20_443" loext:num-list-format="%1%.%2%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text:style-name="ListLabel_20_444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445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text:style-name="ListLabel_20_446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text:style-name="ListLabel_20_447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text:style-name="ListLabel_20_448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text:style-name="ListLabel_20_449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ListLabel_20_450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zeeshan Baloch</meta:initial-creator>
    <meta:editing-cycles>8</meta:editing-cycles>
    <meta:creation-date>2024-09-16T10:21:00</meta:creation-date>
    <dc:date>2024-09-19T15:27:58.455831972</dc:date>
    <meta:editing-duration>PT31M59S</meta:editing-duration>
    <meta:generator>LibreOffice/7.3.7.2$Linux_X86_64 LibreOffice_project/30$Build-2</meta:generator>
    <meta:document-statistic meta:table-count="0" meta:image-count="0" meta:object-count="0" meta:page-count="6" meta:paragraph-count="102" meta:word-count="223" meta:character-count="2323" meta:non-whitespace-character-count="1461"/>
    <meta:user-defined meta:name="AppVersion">16.0000</meta:user-defined>
    <meta:template xlink:type="simple" xlink:actuate="onRequest" xlink:title="Normal" xlink:href=""/>
  </office:meta>
</office:document-meta>
</file>